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79b8" officeooo:paragraph-rsid="001e79b8"/>
    </style:style>
    <style:style style:name="P2" style:family="paragraph" style:parent-style-name="Standard" style:list-style-name="L1">
      <style:text-properties officeooo:rsid="001e79b8" officeooo:paragraph-rsid="001e79b8"/>
    </style:style>
    <style:style style:name="P3" style:family="paragraph" style:parent-style-name="Header">
      <style:text-properties officeooo:rsid="001e79b8" officeooo:paragraph-rsid="001e79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2849939689" text:style-name="L1">
        <text:list-item>
          <text:p text:style-name="P2">Completely implemented both files date.c and tldlist.c, using a AVL Tree. <text:s/>AVLtree.java was used for reference in designing AVL structure used in tldlist.c.</text:p>
          <text:p text:style-name="P2"/>
        </text:list-item>
        <text:list-item>
          <text:p text:style-name="P2">Code compiles without errors</text:p>
        </text:list-item>
      </text:list>
      <text:p text:style-name="P1"/>
      <text:list xml:id="list174206034362615" text:continue-numbering="true" text:style-name="L1">
        <text:list-item>
          <text:p text:style-name="P2">When testing against small.out and large,out, both produce results identical to small.out and large.out</text:p>
        </text:list-item>
      </text:list>
      <text:p text:style-name="P1"/>
      <text:list xml:id="list174206271914928" text:continue-numbering="true" text:style-name="L1">
        <text:list-item>
          <text:p text:style-name="P2">Having used gdb, valgrind and clang sanitiser, there appears to be no bugs or memory leaks when running tests using small.txt or large.txt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79b8" officeooo:paragraph-rsid="001e79b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ystems Programming Course Work 1 - Conor Begley -2236693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7:34:27.125471897</meta:creation-date>
    <dc:date>2018-10-29T17:42:05.101651270</dc:date>
    <meta:editing-duration>PT7M41S</meta:editing-duration>
    <meta:editing-cycles>1</meta:editing-cycles>
    <meta:document-statistic meta:table-count="0" meta:image-count="0" meta:object-count="0" meta:page-count="1" meta:paragraph-count="6" meta:word-count="78" meta:character-count="488" meta:non-whitespace-character-count="419"/>
    <meta:generator>LibreOffice/6.0.6.2$Linux_X86_64 LibreOffice_project/00m0$Build-2</meta:generator>
  </office:meta>
</office:document-meta>
</file>